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3.23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-Control-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RowNum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Game Id</text:p>
          </table:table-cell>
          <table:table-cell office:value-type="string" calcext:value-type="string">
            <text:p>Balance Value</text:p>
          </table:table-cell>
          <table:table-cell office:value-type="string" calcext:value-type="string">
            <text:p>Team 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  <table:table-cell office:value-type="string" calcext:value-type="string">
            <text:p>The red team</text:p>
          </table:table-cell>
          <table:table-cell office:value-type="string" calcext:value-type="string">
            <text:p>Neither team</text:p>
          </table:table-cell>
          <table:table-cell office:value-type="string" calcext:value-type="string">
            <text:p>The blue team</text:p>
          </table:table-cell>
          <table:table-cell office:value-type="string" calcext:value-type="string">
            <text:p>The red team</text:p>
          </table:table-cell>
          <table:table-cell office:value-type="string" calcext:value-type="string">
            <text:p>Neither team</text:p>
          </table:table-cell>
          <table:table-cell office:value-type="string" calcext:value-type="string">
            <text:p>The blue te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4642857" calcext:value-type="float">
            <text:p>0.0464285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547619" calcext:value-type="float">
            <text:p>0.06547619</text:p>
          </table:table-cell>
          <table:table-cell office:value-type="float" office:value="0.4166667" calcext:value-type="float">
            <text:p>0.4166667</text:p>
          </table:table-cell>
          <table:table-cell office:value-type="float" office:value="0.2631579" calcext:value-type="float">
            <text:p>0.2631579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440476" calcext:value-type="float">
            <text:p>0.1440476</text:p>
          </table:table-cell>
          <table:table-cell office:value-type="float" office:value="0.8253968" calcext:value-type="float">
            <text:p>0.8253968</text:p>
          </table:table-cell>
          <table:table-cell office:value-type="float" office:value="0.7027027" calcext:value-type="float">
            <text:p>0.7027027</text:p>
          </table:table-cell>
          <table:table-cell office:value-type="float" office:value="1.423077" calcext:value-type="float">
            <text:p>1.42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2706349" calcext:value-type="float">
            <text:p>0.2706349</text:p>
          </table:table-cell>
          <table:table-cell office:value-type="float" office:value="0.8421053" calcext:value-type="float">
            <text:p>0.8421053</text:p>
          </table:table-cell>
          <table:table-cell office:value-type="float" office:value="0.7272727" calcext:value-type="float">
            <text:p>0.7272727</text:p>
          </table:table-cell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3095238" calcext:value-type="float">
            <text:p>0.03095238</text:p>
          </table:table-cell>
          <table:table-cell office:value-type="float" office:value="0.8292683" calcext:value-type="float">
            <text:p>0.8292683</text:p>
          </table:table-cell>
          <table:table-cell office:value-type="float" office:value="1.411765" calcext:value-type="float">
            <text:p>1.411765</text:p>
          </table:table-cell>
          <table:table-cell office:value-type="float" office:value="0.7083333" calcext:value-type="float">
            <text:p>0.708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0.6486486" calcext:value-type="float">
            <text:p>0.6486486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452381" calcext:value-type="float">
            <text:p>0.0452381</text:p>
          </table:table-cell>
          <table:table-cell office:value-type="float" office:value="0.7906977" calcext:value-type="float">
            <text:p>0.7906977</text:p>
          </table:table-cell>
          <table:table-cell office:value-type="float" office:value="1.529412" calcext:value-type="float">
            <text:p>1.529412</text:p>
          </table:table-cell>
          <table:table-cell office:value-type="float" office:value="0.6538461" calcext:value-type="float">
            <text:p>0.65384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333333" calcext:value-type="float">
            <text:p>0.1333333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6638889" calcext:value-type="float">
            <text:p>0.6638889</text:p>
          </table:table-cell>
          <table:table-cell office:value-type="float" office:value="0.9803922" calcext:value-type="float">
            <text:p>0.9803922</text:p>
          </table:table-cell>
          <table:table-cell office:value-type="float" office:value="0.9615384" calcext:value-type="float">
            <text:p>0.9615384</text:p>
          </table:table-cell>
          <table:table-cell office:value-type="float" office:value="1.04" calcext:value-type="float">
            <text:p>1.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102381" calcext:value-type="float">
            <text:p>0.10238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297297" calcext:value-type="float">
            <text:p>0.7297297</text:p>
          </table:table-cell>
          <table:table-cell office:value-type="float" office:value="1.37037" calcext:value-type="float">
            <text:p>1.37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857143" calcext:value-type="float">
            <text:p>0.3857143</text:p>
          </table:table-cell>
          <table:table-cell office:value-type="float" office:value="0.8688524" calcext:value-type="float">
            <text:p>0.8688524</text:p>
          </table:table-cell>
          <table:table-cell office:value-type="float" office:value="1.301887" calcext:value-type="float">
            <text:p>1.301887</text:p>
          </table:table-cell>
          <table:table-cell office:value-type="float" office:value="0.7681159" calcext:value-type="float">
            <text:p>0.768115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011905" calcext:value-type="float">
            <text:p>0.2011905</text:p>
          </table:table-cell>
          <table:table-cell office:value-type="float" office:value="0.9230769" calcext:value-type="float">
            <text:p>0.9230769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0.8571429" calcext:value-type="float">
            <text:p>0.85714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13])" office:value-type="float" office:value="0.186011903333333" calcext:value-type="float">
            <text:p>0.186011903333333</text:p>
          </table:table-cell>
          <table:table-cell table:formula="of:=AVERAGE([.E2:.E13])" office:value-type="float" office:value="0.772404575" calcext:value-type="float">
            <text:p>0.772404575</text:p>
          </table:table-cell>
          <table:table-cell table:formula="of:=AVERAGE([.F2:.F13])" office:value-type="float" office:value="1.059233225" calcext:value-type="float">
            <text:p>1.059233225</text:p>
          </table:table-cell>
          <table:table-cell table:formula="of:=AVERAGE([.G2:.G13])" office:value-type="float" office:value="1.34521265833333" calcext:value-type="float">
            <text:p>1.34521265833333</text:p>
          </table:table-cell>
          <table:table-cell table:formula="of:=AVERAGE([.H2:.H13])" office:value-type="float" office:value="2.58333333333333" calcext:value-type="float">
            <text:p>2.58333333333333</text:p>
          </table:table-cell>
          <table:table-cell table:formula="of:=AVERAGE([.I2:.I13])" office:value-type="float" office:value="0.833333333333333" calcext:value-type="float">
            <text:p>0.833333333333333</text:p>
          </table:table-cell>
          <table:table-cell table:formula="of:=AVERAGE([.J2:.J13])" office:value-type="float" office:value="2.58333333333333" calcext:value-type="float">
            <text:p>2.58333333333333</text:p>
          </table:table-cell>
          <table:table-cell table:formula="of:=AVERAGE([.K2:.K13])" office:value-type="float" office:value="0.0833333333333333" calcext:value-type="float">
            <text:p>0.083333333333333</text:p>
          </table:table-cell>
          <table:table-cell table:formula="of:=AVERAGE([.L2:.L13])" office:value-type="float" office:value="5.66666666666667" calcext:value-type="float">
            <text:p>5.66666666666667</text:p>
          </table:table-cell>
          <table:table-cell table:formula="of:=AVERAGE([.M2:.M13])" office:value-type="float" office:value="0.25" calcext:value-type="float">
            <text:p>0.25</text:p>
          </table:table-cell>
          <table:table-cell table:formula="of:=AVERAGE([.N2:.N13])" office:value-type="float" office:value="1.41666666666667" calcext:value-type="float">
            <text:p>1.41666666666667</text:p>
          </table:table-cell>
          <table:table-cell table:formula="of:=AVERAGE([.O2:.O13])" office:value-type="float" office:value="1.91666666666667" calcext:value-type="float">
            <text:p>1.91666666666667</text:p>
          </table:table-cell>
          <table:table-cell table:formula="of:=AVERAGE([.P2:.P13])" office:value-type="float" office:value="2.66666666666667" calcext:value-type="float">
            <text:p>2.66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table:formula="of:=MEDIAN([.D2:.D13])" office:value-type="float" office:value="0.1380952" calcext:value-type="float">
            <text:p>0.1380952</text:p>
          </table:table-cell>
          <table:table-cell table:formula="of:=MEDIAN([.E2:.E13])" office:value-type="float" office:value="0.82733255" calcext:value-type="float">
            <text:p>0.82733255</text:p>
          </table:table-cell>
          <table:table-cell table:formula="of:=MEDIAN([.F2:.F13])" office:value-type="float" office:value="1.0641027" calcext:value-type="float">
            <text:p>1.0641027</text:p>
          </table:table-cell>
          <table:table-cell table:formula="of:=MEDIAN([.G2:.G13])" office:value-type="float" office:value="0.94857145" calcext:value-type="float">
            <text:p>0.94857145</text:p>
          </table:table-cell>
          <table:table-cell table:formula="of:=MEDIAN([.H2:.H13])" office:value-type="float" office:value="2" calcext:value-type="float">
            <text:p>2</text:p>
          </table:table-cell>
          <table:table-cell table:formula="of:=MEDIAN([.I2:.I13])" office:value-type="float" office:value="1" calcext:value-type="float">
            <text:p>1</text:p>
          </table:table-cell>
          <table:table-cell table:formula="of:=MEDIAN([.J2:.J13])" office:value-type="float" office:value="2" calcext:value-type="float">
            <text:p>2</text:p>
          </table:table-cell>
          <table:table-cell table:formula="of:=MEDIAN([.K2:.K13])" office:value-type="float" office:value="0" calcext:value-type="float">
            <text:p>0</text:p>
          </table:table-cell>
          <table:table-cell table:formula="of:=MEDIAN([.L2:.L13])" office:value-type="float" office:value="6" calcext:value-type="float">
            <text:p>6</text:p>
          </table:table-cell>
          <table:table-cell table:formula="of:=MEDIAN([.M2:.M13])" office:value-type="float" office:value="0" calcext:value-type="float">
            <text:p>0</text:p>
          </table:table-cell>
          <table:table-cell table:formula="of:=MEDIAN([.N2:.N13])" office:value-type="float" office:value="1" calcext:value-type="float">
            <text:p>1</text:p>
          </table:table-cell>
          <table:table-cell table:formula="of:=MEDIAN([.O2:.O13])" office:value-type="float" office:value="2" calcext:value-type="float">
            <text:p>2</text:p>
          </table:table-cell>
          <table:table-cell table:formula="of:=MEDIAN([.P2:.P13])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:.D13])" office:value-type="float" office:value="0.6638889" calcext:value-type="float">
            <text:p>0.6638889</text:p>
          </table:table-cell>
          <table:table-cell table:formula="of:=MAX([.E2:.E13])" office:value-type="float" office:value="0.9803922" calcext:value-type="float">
            <text:p>0.9803922</text:p>
          </table:table-cell>
          <table:table-cell table:formula="of:=MAX([.F2:.F13])" office:value-type="float" office:value="2.083333" calcext:value-type="float">
            <text:p>2.083333</text:p>
          </table:table-cell>
          <table:table-cell table:formula="of:=MAX([.G2:.G13])" office:value-type="float" office:value="3.8" calcext:value-type="float">
            <text:p>3.8</text:p>
          </table:table-cell>
          <table:table-cell table:formula="of:=MAX([.H2:.H13])" office:value-type="float" office:value="6" calcext:value-type="float">
            <text:p>6</text:p>
          </table:table-cell>
          <table:table-cell table:formula="of:=MAX([.I2:.I13])" office:value-type="float" office:value="2" calcext:value-type="float">
            <text:p>2</text:p>
          </table:table-cell>
          <table:table-cell table:formula="of:=MAX([.J2:.J13])" office:value-type="float" office:value="6" calcext:value-type="float">
            <text:p>6</text:p>
          </table:table-cell>
          <table:table-cell table:formula="of:=MAX([.K2:.K13])" office:value-type="float" office:value="1" calcext:value-type="float">
            <text:p>1</text:p>
          </table:table-cell>
          <table:table-cell table:formula="of:=MAX([.L2:.L13])" office:value-type="float" office:value="6" calcext:value-type="float">
            <text:p>6</text:p>
          </table:table-cell>
          <table:table-cell table:formula="of:=MAX([.M2:.M13])" office:value-type="float" office:value="1" calcext:value-type="float">
            <text:p>1</text:p>
          </table:table-cell>
          <table:table-cell table:formula="of:=MAX([.N2:.N13])" office:value-type="float" office:value="4" calcext:value-type="float">
            <text:p>4</text:p>
          </table:table-cell>
          <table:table-cell table:formula="of:=MAX([.O2:.O13])" office:value-type="float" office:value="4" calcext:value-type="float">
            <text:p>4</text:p>
          </table:table-cell>
          <table:table-cell table:formula="of:=MAX([.P2:.P13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:.D13])" office:value-type="float" office:value="0.03095238" calcext:value-type="float">
            <text:p>0.03095238</text:p>
          </table:table-cell>
          <table:table-cell table:formula="of:=MIN([.E2:.E13])" office:value-type="float" office:value="0.4166667" calcext:value-type="float">
            <text:p>0.4166667</text:p>
          </table:table-cell>
          <table:table-cell table:formula="of:=MIN([.F2:.F13])" office:value-type="float" office:value="0.2631579" calcext:value-type="float">
            <text:p>0.2631579</text:p>
          </table:table-cell>
          <table:table-cell table:formula="of:=MIN([.G2:.G13])" office:value-type="float" office:value="0.48" calcext:value-type="float">
            <text:p>0.48</text:p>
          </table:table-cell>
          <table:table-cell table:formula="of:=MIN([.H2:.H13])" office:value-type="float" office:value="0" calcext:value-type="float">
            <text:p>0</text:p>
          </table:table-cell>
          <table:table-cell table:formula="of:=MIN([.I2:.I13])" office:value-type="float" office:value="0" calcext:value-type="float">
            <text:p>0</text:p>
          </table:table-cell>
          <table:table-cell table:formula="of:=MIN([.J2:.J13])" office:value-type="float" office:value="0" calcext:value-type="float">
            <text:p>0</text:p>
          </table:table-cell>
          <table:table-cell table:formula="of:=MIN([.K2:.K13])" office:value-type="float" office:value="0" calcext:value-type="float">
            <text:p>0</text:p>
          </table:table-cell>
          <table:table-cell table:formula="of:=MIN([.L2:.L13])" office:value-type="float" office:value="5" calcext:value-type="float">
            <text:p>5</text:p>
          </table:table-cell>
          <table:table-cell table:formula="of:=MIN([.M2:.M13])" office:value-type="float" office:value="0" calcext:value-type="float">
            <text:p>0</text:p>
          </table:table-cell>
          <table:table-cell table:formula="of:=MIN([.N2:.N13])" office:value-type="float" office:value="0" calcext:value-type="float">
            <text:p>0</text:p>
          </table:table-cell>
          <table:table-cell table:formula="of:=MIN([.O2:.O13])" office:value-type="float" office:value="0" calcext:value-type="float">
            <text:p>0</text:p>
          </table:table-cell>
          <table:table-cell table:formula="of:=MIN([.P2:.P1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D2:.D13])" office:value-type="float" office:value="0.182633388414203" calcext:value-type="float">
            <text:p>0.182633388414203</text:p>
          </table:table-cell>
          <table:table-cell table:formula="of:=STDEV([.E2:.E13])" office:value-type="float" office:value="0.167445670952592" calcext:value-type="float">
            <text:p>0.167445670952592</text:p>
          </table:table-cell>
          <table:table-cell table:formula="of:=STDEV([.F2:.F13])" office:value-type="float" office:value="0.5372421651275" calcext:value-type="float">
            <text:p>0.5372421651275</text:p>
          </table:table-cell>
          <table:table-cell table:formula="of:=STDEV([.G2:.G13])" office:value-type="float" office:value="1.02375925762325" calcext:value-type="float">
            <text:p>1.02375925762325</text:p>
          </table:table-cell>
          <table:table-cell table:formula="of:=STDEV([.H2:.H13])" office:value-type="float" office:value="2.77843426585856" calcext:value-type="float">
            <text:p>2.77843426585856</text:p>
          </table:table-cell>
          <table:table-cell table:formula="of:=STDEV([.I2:.I13])" office:value-type="float" office:value="0.834847109936722" calcext:value-type="float">
            <text:p>0.834847109936722</text:p>
          </table:table-cell>
          <table:table-cell table:formula="of:=STDEV([.J2:.J13])" office:value-type="float" office:value="2.74551976643381" calcext:value-type="float">
            <text:p>2.74551976643381</text:p>
          </table:table-cell>
          <table:table-cell table:formula="of:=STDEV([.K2:.K13])" office:value-type="float" office:value="0.288675134594813" calcext:value-type="float">
            <text:p>0.288675134594813</text:p>
          </table:table-cell>
          <table:table-cell table:formula="of:=STDEV([.L2:.L13])" office:value-type="float" office:value="0.492365963917331" calcext:value-type="float">
            <text:p>0.492365963917331</text:p>
          </table:table-cell>
          <table:table-cell table:formula="of:=STDEV([.M2:.M13])" office:value-type="float" office:value="0.452267016866645" calcext:value-type="float">
            <text:p>0.452267016866645</text:p>
          </table:table-cell>
          <table:table-cell table:formula="of:=STDEV([.N2:.N13])" office:value-type="float" office:value="1.31137217055151" calcext:value-type="float">
            <text:p>1.31137217055151</text:p>
          </table:table-cell>
          <table:table-cell table:formula="of:=STDEV([.O2:.O13])" office:value-type="float" office:value="1.08362466945083" calcext:value-type="float">
            <text:p>1.08362466945083</text:p>
          </table:table-cell>
          <table:table-cell table:formula="of:=STDEV([.P2:.P13])" office:value-type="float" office:value="1.66969421987344" calcext:value-type="float">
            <text:p>1.6696942198734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formula="of:= ([.K19] / 6) * 100" office:value-type="float" office:value="1.38888888888889" calcext:value-type="float">
            <text:p>1.38888888888889</text:p>
          </table:table-cell>
          <table:table-cell table:formula="of:= ([.L19] / 6) * 100" office:value-type="float" office:value="94.4444444444445" calcext:value-type="float">
            <text:p>94.4444444444445</text:p>
          </table:table-cell>
          <table:table-cell table:formula="of:= ([.M19] / 6) * 100" office:value-type="float" office:value="4.16666666666667" calcext:value-type="float">
            <text:p>4.16666666666667</text:p>
          </table:table-cell>
          <table:table-cell table:formula="of:= ([.N19] / 6) * 100" office:value-type="float" office:value="23.6111111111111" calcext:value-type="float">
            <text:p>23.6111111111111</text:p>
          </table:table-cell>
          <table:table-cell table:formula="of:= ([.O19] / 6) * 100" office:value-type="float" office:value="31.9444444444444" calcext:value-type="float">
            <text:p>31.9444444444444</text:p>
          </table:table-cell>
          <table:table-cell table:formula="of:= ([.P19] / 6) * 100" office:value-type="float" office:value="44.4444444444444" calcext:value-type="float">
            <text:p>44.444444444444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formula="of:=[.K25]+[.L25]+[.M25]" office:value-type="float" office:value="100" calcext:value-type="float">
            <text:p>100</text:p>
          </table:table-cell>
          <table:table-cell table:number-columns-repeated="2"/>
          <table:table-cell table:formula="of:=[.N25]+[.O25]+[.P2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 Team CC</text:p>
          </table:table-cell>
          <table:table-cell table:formula="of:=CORREL([.H2:.H13]; [.F2:.F13])" office:value-type="float" office:value="0.769504862896859" calcext:value-type="float">
            <text:p>0.769504862896859</text:p>
          </table:table-cell>
          <table:table-cell/>
          <table:table-cell table:formula="of:=CORREL([.H2:.H13];[.E2:.E13])" office:value-type="float" office:value="0.298543785239325" calcext:value-type="float">
            <text:p>0.2985437852393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lue Team CC</text:p>
          </table:table-cell>
          <table:table-cell table:formula="of:=CORREL([.J2:.J13];[.G2:.G13])" office:value-type="float" office:value="0.736586496252299" calcext:value-type="float">
            <text:p>0.736586496252299</text:p>
          </table:table-cell>
          <table:table-cell/>
          <table:table-cell table:formula="of:=CORREL([.J2:.J13];[.E2:.E13])" office:value-type="float" office:value="-0.508447380333947" calcext:value-type="float">
            <text:p>-0.50844738033394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CORREL([.I2:.I13];[.D2:.D13])" office:value-type="float" office:value="0.294688687559444" calcext:value-type="float">
            <text:p>0.294688687559444</text:p>
          </table:table-cell>
          <table:table-cell/>
          <table:table-cell table:formula="of:=CORREL([.I2:.I13];[.E2:.E13])" office:value-type="float" office:value="0.678529090402221" calcext:value-type="float">
            <text:p>0.678529090402221</text:p>
          </table:table-cell>
          <table:table-cell table:number-columns-repeated="7"/>
          <table:table-cell office:value-type="string" calcext:value-type="string">
            <text:p>Yes CC</text:p>
          </table:table-cell>
          <table:table-cell table:formula="of:=CORREL([.N2:.N13];[.D2:.D13])" office:value-type="float" office:value="0.339398668763394" calcext:value-type="float">
            <text:p>0.339398668763394</text:p>
          </table:table-cell>
          <table:table-cell/>
        </table:table-row>
        <table:table-row table:style-name="ro1">
          <table:table-cell table:number-columns-repeated="3"/>
          <table:table-cell table:formula="of:=CORREL([.H2:.H13];[.E2:.E13])" office:value-type="float" office:value="0.298543785239325" calcext:value-type="float">
            <text:p>0.298543785239325</text:p>
          </table:table-cell>
          <table:table-cell table:number-columns-repeated="9"/>
          <table:table-cell office:value-type="string" calcext:value-type="string">
            <text:p>No CC</text:p>
          </table:table-cell>
          <table:table-cell table:formula="of:=CORREL([.P2:.P13];[.D2:.D13])" office:value-type="float" office:value="-0.101502623692559" calcext:value-type="float">
            <text:p>-0.10150262369255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Unsure CC</text:p>
          </table:table-cell>
          <table:table-cell table:formula="of:=CORREL([.O2:.O13];[.D2:.D13])" office:value-type="float" office:value="-0.254331257516276" calcext:value-type="float">
            <text:p>-0.254331257516276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alance CC</text:p>
          </table:table-cell>
          <table:table-cell table:formula="of:=CORREL([.D2:.D13];[.E2:.E13])" office:value-type="float" office:value="0.570894843354005" calcext:value-type="float">
            <text:p>0.570894843354005</text:p>
          </table:table-cell>
          <table:table-cell table:formula="of:=CORREL([.E2:.E13];[.D2:.D13])" office:value-type="float" office:value="0.570894843354005" calcext:value-type="float">
            <text:p>0.57089484335400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09:46:12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1:17:51.883000000</dc:date>
    <meta:editing-duration>PT2H31M11S</meta:editing-duration>
    <meta:editing-cycles>5</meta:editing-cycles>
    <meta:generator>LibreOffice/6.0.2.1$Windows_X86_64 LibreOffice_project/f7f06a8f319e4b62f9bc5095aa112a65d2f3ac89</meta:generator>
    <meta:document-statistic meta:table-count="1" meta:cell-count="304" meta:object-count="0"/>
  </office:meta>
</office:document-meta>
</file>